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200241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אולם ספורט גימנסיה ריאלית 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דרובין 37 <text:tab/><text:tab/>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44"/>106 <text:s text:c="94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5"/>בכניסה מצד ימין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לא קיים</text:span></text:p>
      <text:p text:style-name="P1"><text:span text:style-name="T1">מיקום ברזי כיבוי עיקריים "3</text:span><text:span text:style-name="T4"> בחזית המבנה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עמנואל</text:p>
          </table:table-cell>
          <table:table-cell table:style-name="Table2.A1" office:value-type="string">
            <text:p text:style-name="P14">אחראי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0-5527733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5T08:28:00</meta:creation-date>
    <dc:creator>מיכאל נפתלייב</dc:creator>
    <dc:date>2013-08-15T08:28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44" meta:word-count="110" meta:character-count="1224"/>
    <meta:generator>OpenOffice/4.0.1$Win32 OpenOffice.org_project/401m5$Build-9714</meta:generator>
  </office:meta>
</office:document-meta>
</file>